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0.94cm" style:use-optimal-column-width="false"/>
    </style:style>
    <style:style style:name="ro1" style:family="table-row">
      <style:table-row-properties style:row-height="0.89cm"/>
    </style:style>
    <style:style style:name="ro2" style:family="table-row">
      <style:table-row-properties style:row-height="0.891cm"/>
    </style:style>
    <style:style style:name="ce1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text-align="center" fo:border="0.17pt solid #000000"/>
      <style:text-properties fo:font-size="14pt" style:font-size-asian="18pt" style:font-size-complex="18pt"/>
    </style:style>
    <style:style style:name="P1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2.819cm" svg:height="2.67cm" svg:x="5.336cm" svg:y="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0.925cm" svg:height="0.962cm" svg:x="6.275cm" svg:y="5.1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3-05-13T18:34:29</meta:creation-date>
    <dc:date>2013-05-13T18:37:56</dc:date>
    <dc:creator>christian </dc:creator>
    <meta:editing-duration>P0D</meta:editing-duration>
    <meta:editing-cycles>1</meta:editing-cycles>
    <meta:document-statistic meta:object-count="2"/>
    <meta:generator>LibreOffice/3.6$Linux_X86_64 LibreOffice_project/360m1$Build-2</meta:generator>
  </office:meta>
</office:document-meta>
</file>